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4.73656"/>
          <table:table-cell office:value-type="float" office:value="1.396"/>
          <table:table-cell office:value-type="float" office:value="0.76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4148.0"/>
          <table:table-cell office:value-type="float" office:value="31397.0"/>
          <table:table-cell office:value-type="float" office:value="96434.0"/>
          <table:table-cell office:value-type="float" office:value="348100.0"/>
          <table:table-cell office:value-type="float" office:value="1334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82882"/>
          <table:table-cell office:value-type="float" office:value="3.672"/>
          <table:table-cell office:value-type="float" office:value="2.99"/>
          <table:table-cell office:value-type="float" office:value="1.0"/>
          <table:table-cell office:value-type="float" office:value="0.0"/>
          <table:table-cell office:value-type="float" office:value="61.0"/>
          <table:table-cell office:value-type="float" office:value="13511.0"/>
          <table:table-cell office:value-type="float" office:value="146621.0"/>
          <table:table-cell office:value-type="float" office:value="96434.0"/>
          <table:table-cell office:value-type="float" office:value="348100.0"/>
          <table:table-cell office:value-type="float" office:value="1334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5092"/>
          <table:table-cell office:value-type="float" office:value="0.815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03.0"/>
          <table:table-cell office:value-type="float" office:value="2553.0"/>
          <table:table-cell office:value-type="float" office:value="96962.0"/>
          <table:table-cell office:value-type="float" office:value="350146.0"/>
          <table:table-cell office:value-type="float" office:value="14801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5.04325"/>
          <table:table-cell office:value-type="float" office:value="1.676"/>
          <table:table-cell office:value-type="float" office:value="1.01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6070.0"/>
          <table:table-cell office:value-type="float" office:value="23011.0"/>
          <table:table-cell office:value-type="float" office:value="96434.0"/>
          <table:table-cell office:value-type="float" office:value="348100.0"/>
          <table:table-cell office:value-type="float" office:value="1334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04752"/>
          <table:table-cell office:value-type="float" office:value="5.758"/>
          <table:table-cell office:value-type="float" office:value="5.06"/>
          <table:table-cell office:value-type="float" office:value="1.0"/>
          <table:table-cell office:value-type="float" office:value="0.0"/>
          <table:table-cell office:value-type="float" office:value="118.0"/>
          <table:table-cell office:value-type="float" office:value="26906.0"/>
          <table:table-cell office:value-type="float" office:value="210274.0"/>
          <table:table-cell office:value-type="float" office:value="96434.0"/>
          <table:table-cell office:value-type="float" office:value="348100.0"/>
          <table:table-cell office:value-type="float" office:value="1334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37014"/>
          <table:table-cell office:value-type="float" office:value="0.727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22.0"/>
          <table:table-cell office:value-type="float" office:value="4407.0"/>
          <table:table-cell office:value-type="float" office:value="96962.0"/>
          <table:table-cell office:value-type="float" office:value="350146.0"/>
          <table:table-cell office:value-type="float" office:value="1484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4.50272"/>
          <table:table-cell office:value-type="float" office:value="1.124"/>
          <table:table-cell office:value-type="float" office:value="0.44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311.0"/>
          <table:table-cell office:value-type="float" office:value="17397.0"/>
          <table:table-cell office:value-type="float" office:value="96434.0"/>
          <table:table-cell office:value-type="float" office:value="348098.0"/>
          <table:table-cell office:value-type="float" office:value="1334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78817"/>
          <table:table-cell office:value-type="float" office:value="1.527"/>
          <table:table-cell office:value-type="float" office:value="0.84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3347.0"/>
          <table:table-cell office:value-type="float" office:value="35133.0"/>
          <table:table-cell office:value-type="float" office:value="96434.0"/>
          <table:table-cell office:value-type="float" office:value="348098.0"/>
          <table:table-cell office:value-type="float" office:value="1494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44062"/>
          <table:table-cell office:value-type="float" office:value="0.892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52.0"/>
          <table:table-cell office:value-type="float" office:value="3742.0"/>
          <table:table-cell office:value-type="float" office:value="96962.0"/>
          <table:table-cell office:value-type="float" office:value="350144.0"/>
          <table:table-cell office:value-type="float" office:value="1497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4.56288"/>
          <table:table-cell office:value-type="float" office:value="1.208"/>
          <table:table-cell office:value-type="float" office:value="0.55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2906.0"/>
          <table:table-cell office:value-type="float" office:value="19692.0"/>
          <table:table-cell office:value-type="float" office:value="96434.0"/>
          <table:table-cell office:value-type="float" office:value="348108.0"/>
          <table:table-cell office:value-type="float" office:value="1343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20904"/>
          <table:table-cell office:value-type="float" office:value="0.961"/>
          <table:table-cell office:value-type="float" office:value="0.28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445.0"/>
          <table:table-cell office:value-type="float" office:value="10544.0"/>
          <table:table-cell office:value-type="float" office:value="96434.0"/>
          <table:table-cell office:value-type="float" office:value="348108.0"/>
          <table:table-cell office:value-type="float" office:value="1334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81449"/>
          <table:table-cell office:value-type="float" office:value="0.774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72.0"/>
          <table:table-cell office:value-type="float" office:value="4614.0"/>
          <table:table-cell office:value-type="float" office:value="96962.0"/>
          <table:table-cell office:value-type="float" office:value="350154.0"/>
          <table:table-cell office:value-type="float" office:value="1502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4.2944"/>
          <table:table-cell office:value-type="float" office:value="0.94"/>
          <table:table-cell office:value-type="float" office:value="0.24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041.0"/>
          <table:table-cell office:value-type="float" office:value="7204.0"/>
          <table:table-cell office:value-type="float" office:value="96434.0"/>
          <table:table-cell office:value-type="float" office:value="348109.0"/>
          <table:table-cell office:value-type="float" office:value="1334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20126"/>
          <table:table-cell office:value-type="float" office:value="0.977"/>
          <table:table-cell office:value-type="float" office:value="0.27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1445.0"/>
          <table:table-cell office:value-type="float" office:value="9603.0"/>
          <table:table-cell office:value-type="float" office:value="96434.0"/>
          <table:table-cell office:value-type="float" office:value="348109.0"/>
          <table:table-cell office:value-type="float" office:value="1334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09646"/>
          <table:table-cell office:value-type="float" office:value="1.501"/>
          <table:table-cell office:value-type="float" office:value="0.76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6164.0"/>
          <table:table-cell office:value-type="float" office:value="19585.0"/>
          <table:table-cell office:value-type="float" office:value="96962.0"/>
          <table:table-cell office:value-type="float" office:value="350155.0"/>
          <table:table-cell office:value-type="float" office:value="15028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3.65441"/>
          <table:table-cell office:value-type="float" office:value="0.4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92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62057"/>
          <table:table-cell office:value-type="float" office:value="0.4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92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33326"/>
          <table:table-cell office:value-type="float" office:value="0.5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08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4.02291"/>
          <table:table-cell office:value-type="float" office:value="0.915"/>
          <table:table-cell office:value-type="float" office:value="0.24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711.0"/>
          <table:table-cell office:value-type="float" office:value="8072.0"/>
          <table:table-cell office:value-type="float" office:value="102370.0"/>
          <table:table-cell office:value-type="float" office:value="365373.0"/>
          <table:table-cell office:value-type="float" office:value="1495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4853"/>
          <table:table-cell office:value-type="float" office:value="0.895"/>
          <table:table-cell office:value-type="float" office:value="0.25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446.0"/>
          <table:table-cell office:value-type="float" office:value="13073.0"/>
          <table:table-cell office:value-type="float" office:value="102370.0"/>
          <table:table-cell office:value-type="float" office:value="365373.0"/>
          <table:table-cell office:value-type="float" office:value="1362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77836"/>
          <table:table-cell office:value-type="float" office:value="0.92"/>
          <table:table-cell office:value-type="float" office:value="0.16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607.0"/>
          <table:table-cell office:value-type="float" office:value="7245.0"/>
          <table:table-cell office:value-type="float" office:value="102898.0"/>
          <table:table-cell office:value-type="float" office:value="367419.0"/>
          <table:table-cell office:value-type="float" office:value="1499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4.13598"/>
          <table:table-cell office:value-type="float" office:value="0.873"/>
          <table:table-cell office:value-type="float" office:value="0.21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971.0"/>
          <table:table-cell office:value-type="float" office:value="4739.0"/>
          <table:table-cell office:value-type="float" office:value="102370.0"/>
          <table:table-cell office:value-type="float" office:value="365383.0"/>
          <table:table-cell office:value-type="float" office:value="1401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99372"/>
          <table:table-cell office:value-type="float" office:value="0.865"/>
          <table:table-cell office:value-type="float" office:value="0.19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846.0"/>
          <table:table-cell office:value-type="float" office:value="9091.0"/>
          <table:table-cell office:value-type="float" office:value="102370.0"/>
          <table:table-cell office:value-type="float" office:value="365383.0"/>
          <table:table-cell office:value-type="float" office:value="1362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87377"/>
          <table:table-cell office:value-type="float" office:value="1.153"/>
          <table:table-cell office:value-type="float" office:value="0.27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1377.0"/>
          <table:table-cell office:value-type="float" office:value="14125.0"/>
          <table:table-cell office:value-type="float" office:value="102898.0"/>
          <table:table-cell office:value-type="float" office:value="367429.0"/>
          <table:table-cell office:value-type="float" office:value="1484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4.14874"/>
          <table:table-cell office:value-type="float" office:value="0.845"/>
          <table:table-cell office:value-type="float" office:value="0.18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937.0"/>
          <table:table-cell office:value-type="float" office:value="9295.0"/>
          <table:table-cell office:value-type="float" office:value="102370.0"/>
          <table:table-cell office:value-type="float" office:value="365392.0"/>
          <table:table-cell office:value-type="float" office:value="1362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39841"/>
          <table:table-cell office:value-type="float" office:value="1.153"/>
          <table:table-cell office:value-type="float" office:value="0.47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513.0"/>
          <table:table-cell office:value-type="float" office:value="21127.0"/>
          <table:table-cell office:value-type="float" office:value="102370.0"/>
          <table:table-cell office:value-type="float" office:value="365392.0"/>
          <table:table-cell office:value-type="float" office:value="1362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78545"/>
          <table:table-cell office:value-type="float" office:value="0.914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73.0"/>
          <table:table-cell office:value-type="float" office:value="3866.0"/>
          <table:table-cell office:value-type="float" office:value="102898.0"/>
          <table:table-cell office:value-type="float" office:value="367438.0"/>
          <table:table-cell office:value-type="float" office:value="1484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3.62527"/>
          <table:table-cell office:value-type="float" office:value="0.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43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62136"/>
          <table:table-cell office:value-type="float" office:value="0.4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61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36026"/>
          <table:table-cell office:value-type="float" office:value="0.5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029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3.56771"/>
          <table:table-cell office:value-type="float" office:value="0.767"/>
          <table:table-cell office:value-type="float" office:value="0.52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3995.0"/>
          <table:table-cell office:value-type="float" office:value="21688.0"/>
          <table:table-cell office:value-type="float" office:value="35730.0"/>
          <table:table-cell office:value-type="float" office:value="130115.0"/>
          <table:table-cell office:value-type="float" office:value="1279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69402"/>
          <table:table-cell office:value-type="float" office:value="1.939"/>
          <table:table-cell office:value-type="float" office:value="1.72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5418.0"/>
          <table:table-cell office:value-type="float" office:value="61534.0"/>
          <table:table-cell office:value-type="float" office:value="35730.0"/>
          <table:table-cell office:value-type="float" office:value="130115.0"/>
          <table:table-cell office:value-type="float" office:value="1272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973"/>
          <table:table-cell office:value-type="float" office:value="0.32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6.0"/>
          <table:table-cell office:value-type="float" office:value="655.0"/>
          <table:table-cell office:value-type="float" office:value="35968.0"/>
          <table:table-cell office:value-type="float" office:value="131047.0"/>
          <table:table-cell office:value-type="float" office:value="1345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4.1128"/>
          <table:table-cell office:value-type="float" office:value="1.321"/>
          <table:table-cell office:value-type="float" office:value="1.09"/>
          <table:table-cell office:value-type="float" office:value="0.0"/>
          <table:table-cell office:value-type="float" office:value="0.0"/>
          <table:table-cell office:value-type="float" office:value="36.0"/>
          <table:table-cell office:value-type="float" office:value="7915.0"/>
          <table:table-cell office:value-type="float" office:value="30999.0"/>
          <table:table-cell office:value-type="float" office:value="35730.0"/>
          <table:table-cell office:value-type="float" office:value="130115.0"/>
          <table:table-cell office:value-type="float" office:value="1343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47923"/>
          <table:table-cell office:value-type="float" office:value="0.744"/>
          <table:table-cell office:value-type="float" office:value="0.5"/>
          <table:table-cell office:value-type="float" office:value="1.0"/>
          <table:table-cell office:value-type="float" office:value="0.0"/>
          <table:table-cell office:value-type="float" office:value="22.0"/>
          <table:table-cell office:value-type="float" office:value="4188.0"/>
          <table:table-cell office:value-type="float" office:value="21583.0"/>
          <table:table-cell office:value-type="float" office:value="35730.0"/>
          <table:table-cell office:value-type="float" office:value="130115.0"/>
          <table:table-cell office:value-type="float" office:value="1280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97578"/>
          <table:table-cell office:value-type="float" office:value="0.30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34.0"/>
          <table:table-cell office:value-type="float" office:value="35968.0"/>
          <table:table-cell office:value-type="float" office:value="131047.0"/>
          <table:table-cell office:value-type="float" office:value="1491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3.31139"/>
          <table:table-cell office:value-type="float" office:value="0.67"/>
          <table:table-cell office:value-type="float" office:value="0.37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474.0"/>
          <table:table-cell office:value-type="float" office:value="10782.0"/>
          <table:table-cell office:value-type="float" office:value="35730.0"/>
          <table:table-cell office:value-type="float" office:value="130115.0"/>
          <table:table-cell office:value-type="float" office:value="1301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24062"/>
          <table:table-cell office:value-type="float" office:value="0.488"/>
          <table:table-cell office:value-type="float" office:value="0.22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816.0"/>
          <table:table-cell office:value-type="float" office:value="9767.0"/>
          <table:table-cell office:value-type="float" office:value="35730.0"/>
          <table:table-cell office:value-type="float" office:value="130115.0"/>
          <table:table-cell office:value-type="float" office:value="127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94148"/>
          <table:table-cell office:value-type="float" office:value="0.29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11.0"/>
          <table:table-cell office:value-type="float" office:value="35968.0"/>
          <table:table-cell office:value-type="float" office:value="131047.0"/>
          <table:table-cell office:value-type="float" office:value="1324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4.22957"/>
          <table:table-cell office:value-type="float" office:value="1.504"/>
          <table:table-cell office:value-type="float" office:value="1.27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9518.0"/>
          <table:table-cell office:value-type="float" office:value="49110.0"/>
          <table:table-cell office:value-type="float" office:value="35730.0"/>
          <table:table-cell office:value-type="float" office:value="130115.0"/>
          <table:table-cell office:value-type="float" office:value="1322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58948"/>
          <table:table-cell office:value-type="float" office:value="0.94"/>
          <table:table-cell office:value-type="float" office:value="0.66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5606.0"/>
          <table:table-cell office:value-type="float" office:value="32604.0"/>
          <table:table-cell office:value-type="float" office:value="35730.0"/>
          <table:table-cell office:value-type="float" office:value="130115.0"/>
          <table:table-cell office:value-type="float" office:value="1230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9638"/>
          <table:table-cell office:value-type="float" office:value="0.27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834.0"/>
          <table:table-cell office:value-type="float" office:value="35968.0"/>
          <table:table-cell office:value-type="float" office:value="131047.0"/>
          <table:table-cell office:value-type="float" office:value="13361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3.395"/>
          <table:table-cell office:value-type="float" office:value="0.585"/>
          <table:table-cell office:value-type="float" office:value="0.34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337.0"/>
          <table:table-cell office:value-type="float" office:value="7099.0"/>
          <table:table-cell office:value-type="float" office:value="35730.0"/>
          <table:table-cell office:value-type="float" office:value="130115.0"/>
          <table:table-cell office:value-type="float" office:value="1272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99166"/>
          <table:table-cell office:value-type="float" office:value="1.27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8548.0"/>
          <table:table-cell office:value-type="float" office:value="35881.0"/>
          <table:table-cell office:value-type="float" office:value="35730.0"/>
          <table:table-cell office:value-type="float" office:value="130115.0"/>
          <table:table-cell office:value-type="float" office:value="1261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1322"/>
          <table:table-cell office:value-type="float" office:value="0.28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5.0"/>
          <table:table-cell office:value-type="float" office:value="35968.0"/>
          <table:table-cell office:value-type="float" office:value="131047.0"/>
          <table:table-cell office:value-type="float" office:value="1343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5.75329"/>
          <table:table-cell office:value-type="float" office:value="2.006"/>
          <table:table-cell office:value-type="float" office:value="0.9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2383.0"/>
          <table:table-cell office:value-type="float" office:value="26431.0"/>
          <table:table-cell office:value-type="float" office:value="91942.0"/>
          <table:table-cell office:value-type="float" office:value="333849.0"/>
          <table:table-cell office:value-type="float" office:value="1294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16256"/>
          <table:table-cell office:value-type="float" office:value="0.886"/>
          <table:table-cell office:value-type="float" office:value="0.19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973.0"/>
          <table:table-cell office:value-type="float" office:value="5968.0"/>
          <table:table-cell office:value-type="float" office:value="91942.0"/>
          <table:table-cell office:value-type="float" office:value="333849.0"/>
          <table:table-cell office:value-type="float" office:value="1294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95526"/>
          <table:table-cell office:value-type="float" office:value="1.885"/>
          <table:table-cell office:value-type="float" office:value="1.28"/>
          <table:table-cell office:value-type="float" office:value="1.0"/>
          <table:table-cell office:value-type="float" office:value="0.0"/>
          <table:table-cell office:value-type="float" office:value="37.0"/>
          <table:table-cell office:value-type="float" office:value="8565.0"/>
          <table:table-cell office:value-type="float" office:value="65229.0"/>
          <table:table-cell office:value-type="float" office:value="92470.0"/>
          <table:table-cell office:value-type="float" office:value="335895.0"/>
          <table:table-cell office:value-type="float" office:value="14969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4.1657"/>
          <table:table-cell office:value-type="float" office:value="0.984"/>
          <table:table-cell office:value-type="float" office:value="0.4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922.0"/>
          <table:table-cell office:value-type="float" office:value="21116.0"/>
          <table:table-cell office:value-type="float" office:value="91942.0"/>
          <table:table-cell office:value-type="float" office:value="333848.0"/>
          <table:table-cell office:value-type="float" office:value="1294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0742"/>
          <table:table-cell office:value-type="float" office:value="0.815"/>
          <table:table-cell office:value-type="float" office:value="0.28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562.0"/>
          <table:table-cell office:value-type="float" office:value="13893.0"/>
          <table:table-cell office:value-type="float" office:value="91942.0"/>
          <table:table-cell office:value-type="float" office:value="333848.0"/>
          <table:table-cell office:value-type="float" office:value="1294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44288"/>
          <table:table-cell office:value-type="float" office:value="0.686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20.0"/>
          <table:table-cell office:value-type="float" office:value="5113.0"/>
          <table:table-cell office:value-type="float" office:value="92470.0"/>
          <table:table-cell office:value-type="float" office:value="335894.0"/>
          <table:table-cell office:value-type="float" office:value="1501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4.45832"/>
          <table:table-cell office:value-type="float" office:value="1.268"/>
          <table:table-cell office:value-type="float" office:value="0.68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3335.0"/>
          <table:table-cell office:value-type="float" office:value="34906.0"/>
          <table:table-cell office:value-type="float" office:value="91942.0"/>
          <table:table-cell office:value-type="float" office:value="333848.0"/>
          <table:table-cell office:value-type="float" office:value="1294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75816"/>
          <table:table-cell office:value-type="float" office:value="3.574"/>
          <table:table-cell office:value-type="float" office:value="3.04"/>
          <table:table-cell office:value-type="float" office:value="1.0"/>
          <table:table-cell office:value-type="float" office:value="0.0"/>
          <table:table-cell office:value-type="float" office:value="83.0"/>
          <table:table-cell office:value-type="float" office:value="19091.0"/>
          <table:table-cell office:value-type="float" office:value="136230.0"/>
          <table:table-cell office:value-type="float" office:value="91942.0"/>
          <table:table-cell office:value-type="float" office:value="333848.0"/>
          <table:table-cell office:value-type="float" office:value="1365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17281"/>
          <table:table-cell office:value-type="float" office:value="1.1"/>
          <table:table-cell office:value-type="float" office:value="0.47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3411.0"/>
          <table:table-cell office:value-type="float" office:value="22301.0"/>
          <table:table-cell office:value-type="float" office:value="92470.0"/>
          <table:table-cell office:value-type="float" office:value="335894.0"/>
          <table:table-cell office:value-type="float" office:value="1474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8.60083"/>
          <table:table-cell office:value-type="float" office:value="5.407"/>
          <table:table-cell office:value-type="float" office:value="4.81"/>
          <table:table-cell office:value-type="float" office:value="0.0"/>
          <table:table-cell office:value-type="float" office:value="0.0"/>
          <table:table-cell office:value-type="float" office:value="121.0"/>
          <table:table-cell office:value-type="float" office:value="30679.0"/>
          <table:table-cell office:value-type="float" office:value="182052.0"/>
          <table:table-cell office:value-type="float" office:value="91942.0"/>
          <table:table-cell office:value-type="float" office:value="333848.0"/>
          <table:table-cell office:value-type="float" office:value="1296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86013"/>
          <table:table-cell office:value-type="float" office:value="1.595"/>
          <table:table-cell office:value-type="float" office:value="0.99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5810.0"/>
          <table:table-cell office:value-type="float" office:value="37658.0"/>
          <table:table-cell office:value-type="float" office:value="91942.0"/>
          <table:table-cell office:value-type="float" office:value="333848.0"/>
          <table:table-cell office:value-type="float" office:value="1294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80587"/>
          <table:table-cell office:value-type="float" office:value="0.732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713.0"/>
          <table:table-cell office:value-type="float" office:value="5721.0"/>
          <table:table-cell office:value-type="float" office:value="92470.0"/>
          <table:table-cell office:value-type="float" office:value="335894.0"/>
          <table:table-cell office:value-type="float" office:value="1470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4.70254"/>
          <table:table-cell office:value-type="float" office:value="1.468"/>
          <table:table-cell office:value-type="float" office:value="0.91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5572.0"/>
          <table:table-cell office:value-type="float" office:value="30041.0"/>
          <table:table-cell office:value-type="float" office:value="91942.0"/>
          <table:table-cell office:value-type="float" office:value="333850.0"/>
          <table:table-cell office:value-type="float" office:value="1294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99681"/>
          <table:table-cell office:value-type="float" office:value="0.833"/>
          <table:table-cell office:value-type="float" office:value="0.28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228.0"/>
          <table:table-cell office:value-type="float" office:value="14747.0"/>
          <table:table-cell office:value-type="float" office:value="91942.0"/>
          <table:table-cell office:value-type="float" office:value="333850.0"/>
          <table:table-cell office:value-type="float" office:value="1495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18324"/>
          <table:table-cell office:value-type="float" office:value="1.46"/>
          <table:table-cell office:value-type="float" office:value="0.81"/>
          <table:table-cell office:value-type="float" office:value="1.0"/>
          <table:table-cell office:value-type="float" office:value="0.0"/>
          <table:table-cell office:value-type="float" office:value="21.0"/>
          <table:table-cell office:value-type="float" office:value="5209.0"/>
          <table:table-cell office:value-type="float" office:value="47619.0"/>
          <table:table-cell office:value-type="float" office:value="92470.0"/>
          <table:table-cell office:value-type="float" office:value="335896.0"/>
          <table:table-cell office:value-type="float" office:value="14969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2.41385"/>
          <table:table-cell office:value-type="float" office:value="0.232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963.0"/>
          <table:table-cell office:value-type="float" office:value="4467.0"/>
          <table:table-cell office:value-type="float" office:value="12002.0"/>
          <table:table-cell office:value-type="float" office:value="44000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3675"/>
          <table:table-cell office:value-type="float" office:value="0.181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20.0"/>
          <table:table-cell office:value-type="float" office:value="1810.0"/>
          <table:table-cell office:value-type="float" office:value="12002.0"/>
          <table:table-cell office:value-type="float" office:value="44000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36741"/>
          <table:table-cell office:value-type="float" office:value="0.14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7.0"/>
          <table:table-cell office:value-type="float" office:value="12096.0"/>
          <table:table-cell office:value-type="float" office:value="44369.0"/>
          <table:table-cell office:value-type="float" office:value="1294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2.88628"/>
          <table:table-cell office:value-type="float" office:value="0.535"/>
          <table:table-cell office:value-type="float" office:value="0.44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3978.0"/>
          <table:table-cell office:value-type="float" office:value="7575.0"/>
          <table:table-cell office:value-type="float" office:value="12002.0"/>
          <table:table-cell office:value-type="float" office:value="44000.0"/>
          <table:table-cell office:value-type="float" office:value="1343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41997"/>
          <table:table-cell office:value-type="float" office:value="0.111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438.0"/>
          <table:table-cell office:value-type="float" office:value="2007.0"/>
          <table:table-cell office:value-type="float" office:value="12002.0"/>
          <table:table-cell office:value-type="float" office:value="44000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44267"/>
          <table:table-cell office:value-type="float" office:value="0.10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2.0"/>
          <table:table-cell office:value-type="float" office:value="12096.0"/>
          <table:table-cell office:value-type="float" office:value="44369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2.42137"/>
          <table:table-cell office:value-type="float" office:value="0.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0.0"/>
          <table:table-cell office:value-type="float" office:value="408.0"/>
          <table:table-cell office:value-type="float" office:value="12002.0"/>
          <table:table-cell office:value-type="float" office:value="44000.0"/>
          <table:table-cell office:value-type="float" office:value="1263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32749"/>
          <table:table-cell office:value-type="float" office:value="0.11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1183.0"/>
          <table:table-cell office:value-type="float" office:value="12002.0"/>
          <table:table-cell office:value-type="float" office:value="44000.0"/>
          <table:table-cell office:value-type="float" office:value="1229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50496"/>
          <table:table-cell office:value-type="float" office:value="0.11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8.0"/>
          <table:table-cell office:value-type="float" office:value="12096.0"/>
          <table:table-cell office:value-type="float" office:value="44369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2.34977"/>
          <table:table-cell office:value-type="float" office:value="0.14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260.0"/>
          <table:table-cell office:value-type="float" office:value="12002.0"/>
          <table:table-cell office:value-type="float" office:value="44000.0"/>
          <table:table-cell office:value-type="float" office:value="1322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415"/>
          <table:table-cell office:value-type="float" office:value="0.12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762.0"/>
          <table:table-cell office:value-type="float" office:value="12002.0"/>
          <table:table-cell office:value-type="float" office:value="44000.0"/>
          <table:table-cell office:value-type="float" office:value="1272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47151"/>
          <table:table-cell office:value-type="float" office:value="0.14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5.0"/>
          <table:table-cell office:value-type="float" office:value="12096.0"/>
          <table:table-cell office:value-type="float" office:value="44369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2.42968"/>
          <table:table-cell office:value-type="float" office:value="0.138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380.0"/>
          <table:table-cell office:value-type="float" office:value="2014.0"/>
          <table:table-cell office:value-type="float" office:value="12002.0"/>
          <table:table-cell office:value-type="float" office:value="44000.0"/>
          <table:table-cell office:value-type="float" office:value="1263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38142"/>
          <table:table-cell office:value-type="float" office:value="0.1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3.0"/>
          <table:table-cell office:value-type="float" office:value="361.0"/>
          <table:table-cell office:value-type="float" office:value="12002.0"/>
          <table:table-cell office:value-type="float" office:value="44000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37283"/>
          <table:table-cell office:value-type="float" office:value="0.11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9.0"/>
          <table:table-cell office:value-type="float" office:value="12096.0"/>
          <table:table-cell office:value-type="float" office:value="44369.0"/>
          <table:table-cell office:value-type="float" office:value="12961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